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30000009B6640D7C45BEC656C.png" manifest:media-type="image/png"/>
  <manifest:file-entry manifest:full-path="Pictures/10000001000004A30000032B2ED2847AE058EE83.png" manifest:media-type="image/png"/>
  <manifest:file-entry manifest:full-path="Pictures/10000001000004A30000034F466891CED7CD5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6de" officeooo:paragraph-rsid="000da6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17cm" svg:height="12.13cm" draw:z-index="0"><draw:image xlink:href="Pictures/10000001000004A30000034F466891CED7CD5421.png" xlink:type="simple" xlink:show="embed" xlink:actuate="onLoad" draw:mime-type="image/png"/></draw:frame><draw:frame draw:style-name="fr2" draw:name="Image2" text:anchor-type="char" svg:x="-0.106cm" svg:y="12.342cm" svg:width="17cm" svg:height="10.597cm" draw:z-index="1"><draw:image xlink:href="Pictures/10000001000004A30000032B2ED2847AE058EE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width="17cm" svg:height="2.219cm" draw:z-index="2"><draw:image xlink:href="Pictures/10000001000004A30000009B6640D7C45BEC65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7:57:48.029746611</meta:creation-date>
    <dc:date>2023-11-23T18:03:02.075141200</dc:date>
    <meta:editing-duration>PT5M1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